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select this right now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ATK＋\V[387], DEF＋\V[388],
FIN＋\V[389], AGI＋\V[390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ATK＋\V[398], DEF＋\V[399],
FIN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ATK＋\V[398], DEF＋\V[399],
FIN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ip Atta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ATK＋\V[398], DEF＋\V[399],
FIN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ready to go...</text:p>
          </table:table-cell>
          <table:table-cell table:number-columns-repeated="1019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
</text:p>
          </table:table-cell>
          <table:table-cell table:style-name="ce0" office:value-type="string">
            <text:p>'Kay, I'm all done—.</text:p>
          </table:table-cell>
          <table:table-cell table:number-columns-repeated="1019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number-columns-repeated="1019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... ////</text:p>
          </table:table-cell>
          <table:table-cell table:number-columns-repeated="1019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 ////</text:p>
          </table:table-cell>
          <table:table-cell table:number-columns-repeated="1019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there
would've been a flood...)</text:p>
          </table:table-cell>
          <table:table-cell table:number-columns-repeated="1019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Recommend peeing outside?</text:p>
          </table:table-cell>
          <table:table-cell table:number-columns-repeated="1019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, I wanna...
Y'know, to the bathroo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t's kinda getting to that poin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
</text:p>
          </table:table-cell>
          <table:table-cell table:style-name="ce0" office:value-type="string">
            <text:p>Um, so...</text:p>
          </table:table-cell>
          <table:table-cell table:number-columns-repeated="1019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19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number-columns-repeated="1019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, I think...!</text:p>
          </table:table-cell>
          <table:table-cell table:number-columns-repeated="1019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It's impossible... f-for me to keep holding
it!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number-columns-repeated="1019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19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number-columns-repeated="1019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19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number-columns-repeated="1019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number-columns-repeated="1019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number-columns-repeated="1019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Ooh... I feel like I have to pee again...)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19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19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 Sharu
home safely.</text:p>
          </table:table-cell>
          <table:table-cell table:number-columns-repeated="1019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number-columns-repeated="1019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number-columns-repeated="1019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19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
</text:p>
          </table:table-cell>
          <table:table-cell table:number-columns-repeated="1019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19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number-columns-repeated="1019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… I'll be back in no time!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number-columns-repeated="1019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 Sharu as
soon as possible but...</text:p>
          </table:table-cell>
          <table:table-cell table:number-columns-repeated="1019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…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19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
</text:p>
          </table:table-cell>
          <table:table-cell table:number-columns-repeated="1019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
</text:p>
          </table:table-cell>
          <table:table-cell table:number-columns-repeated="1019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19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… I need to use the toilet again…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... where are you?</text:p>
          </table:table-cell>
          <table:table-cell table:number-columns-repeated="1019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19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, anyway?</text:p>
          </table:table-cell>
          <table:table-cell table:number-columns-repeated="1019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number-columns-repeated="1019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haru's being held captive somewhere in
this building.</text:p>
          </table:table-cell>
          <table:table-cell table:number-columns-repeated="1019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number-columns-repeated="1019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
</text:p>
          </table:table-cell>
          <table:table-cell table:number-columns-repeated="1019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
</text:p>
          </table:table-cell>
          <table:table-cell table:number-columns-repeated="1019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19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19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number-columns-repeated="1019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number-columns-repeated="1019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number-columns-repeated="1019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19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 back from the bandit
gang!</text:p>
          </table:table-cell>
          <table:table-cell table:number-columns-repeated="1019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
</text:p>
          </table:table-cell>
          <table:table-cell table:number-columns-repeated="1019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19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
</text:p>
          </table:table-cell>
          <table:table-cell table:number-columns-repeated="1019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 and the girl from our
class were kidnapped at Lake Oshi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that, don't we have to deliver this
parcel to that Sharu person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right here is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'Mediseed'
somewhere in Daav cavern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had go to the forest south of Dono
village, and take the exit to the east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/>
          <table:table-cell table:style-name="ce0" office:value-type="string">
            <text:p>Let's get to Zazabu Port Town and find our
classmat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19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number-columns-repeated="1019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19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19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number-columns-repeated="1019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19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number-columns-repeated="1019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number-columns-repeated="1019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19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19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19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19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19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19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19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 in!!</text:p>
          </table:table-cell>
          <table:table-cell table:number-columns-repeated="1019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number-columns-repeated="1019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19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19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number-columns-repeated="1019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
</text:p>
          </table:table-cell>
          <table:table-cell table:number-columns-repeated="1019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endure it!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19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
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19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number-columns-repeated="1019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's surely been left
locked up in a cell this whole time...)</text:p>
          </table:table-cell>
          <table:table-cell table:number-columns-repeated="1019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19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19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19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19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19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19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Sniff... this... th-that is...
</text:p>
          </table:table-cell>
          <table:table-cell table:number-columns-repeated="1019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want to take a break?</text:p>
          </table:table-cell>
          <table:table-cell table:number-columns-repeated="1019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… then never mind.</text:p>
          </table:table-cell>
          <table:table-cell table:number-columns-repeated="1019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number-columns-repeated="1019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 Sharu,
either...</text:p>
          </table:table-cell>
          <table:table-cell table:number-columns-repeated="1019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... will you two be all right...?</text:p>
          </table:table-cell>
          <table:table-cell table:number-columns-repeated="1019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number-columns-repeated="1019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"other world" from ours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 it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… I'm dying to pee!)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toilet, and soon!)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"Hamuko"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number-columns-repeated="1019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this muc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ou know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 doing
this kind of thing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 soo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 tim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19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number-columns-repeated="1019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19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number-columns-repeated="1019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number-columns-repeated="1019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g!!</text:p>
          </table:table-cell>
          <table:table-cell table:number-columns-repeated="1019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number-columns-repeated="1019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number-columns-repeated="1019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number-columns-repeated="1019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drip out...!!</text:p>
          </table:table-cell>
          <table:table-cell table:number-columns-repeated="1019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number-columns-repeated="1019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number-columns-repeated="1019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number-columns-repeated="1019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-it's like this, um...</text:p>
          </table:table-cell>
          <table:table-cell table:number-columns-repeated="1019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
</text:p>
          </table:table-cell>
          <table:table-cell table:style-name="ce0" office:value-type="string">
            <text:p>Hey Saotome-kun～, I kinda have to go to
the bathroom...</text:p>
          </table:table-cell>
          <table:table-cell table:number-columns-repeated="1019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number-columns-repeated="1019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19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number-columns-repeated="1019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19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19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number-columns-repeated="1019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19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19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number-columns-repeated="1019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number-columns-repeated="1019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number-columns-repeated="1019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… s-so that's what it's come to, huh...?</text:p>
          </table:table-cell>
          <table:table-cell table:number-columns-repeated="1019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number-columns-repeated="1019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number-columns-repeated="1019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number-columns-repeated="1019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number-columns-repeated="1019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19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happens every once in a
while...</text:p>
          </table:table-cell>
          <table:table-cell table:number-columns-repeated="1019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number-columns-repeated="1019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number-columns-repeated="1019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19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19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19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
</text:p>
          </table:table-cell>
          <table:table-cell table:number-columns-repeated="1019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
</text:p>
          </table:table-cell>
          <table:table-cell table:number-columns-repeated="1019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number-columns-repeated="1019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number-columns-repeated="1019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19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
</text:p>
          </table:table-cell>
          <table:table-cell table:number-columns-repeated="1019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
</text:p>
          </table:table-cell>
          <table:table-cell table:number-columns-repeated="1019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number-columns-repeated="1019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19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19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 liiittle～.
</text:p>
          </table:table-cell>
          <table:table-cell table:number-columns-repeated="1019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19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19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19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snif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… Let’s get going…
</text:p>
          </table:table-cell>
          <table:table-cell table:style-name="ce0" office:value-type="string">
            <text:p>L... let's get going...</text:p>
          </table:table-cell>
          <table:table-cell table:number-columns-repeated="1019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 was nothing I could do! I was really in danger!
</text:p>
          </table:table-cell>
          <table:table-cell table:style-name="ce0" office:value-type="string">
            <text:p>Th-there was nothing I could do! It was a
really close call!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-no need to stare…!
</text:p>
          </table:table-cell>
          <table:table-cell table:style-name="ce0" office:value-type="string">
            <text:p>Th-there's no need to stare...!</text:p>
          </table:table-cell>
          <table:table-cell table:number-columns-repeated="1019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, you have something to say?
</text:p>
          </table:table-cell>
          <table:table-cell table:style-name="ce0" office:value-type="string">
            <text:p>Wh-what, you have something to say?</text:p>
          </table:table-cell>
          <table:table-cell table:number-columns-repeated="1019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e-let's g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Th-there was no other way, all right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別に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number-columns-repeated="1019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number-columns-repeated="1019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number-columns-repeated="1019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hen take back Sharu!"</text:p>
          </table:table-cell>
          <table:table-cell table:number-columns-repeated="1019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number-columns-repeated="1019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トイレ行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ぞいちゃダメ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ま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了！　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～、スッキ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ッキリしちゃっ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、スッキリし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ぇ～、危な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
</text:p>
          </table:table-cell>
          <table:table-cell table:style-name="ce0" office:value-type="string">
            <text:p>Hafuu～... what a relief!</text:p>
          </table:table-cell>
          <table:table-cell table:number-columns-repeated="1019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about to leak～...</text:p>
          </table:table-cell>
          <table:table-cell table:number-columns-repeated="1019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19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All better～!!</text:p>
          </table:table-cell>
          <table:table-cell table:number-columns-repeated="1019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number-columns-repeated="1019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I-I can't believe how much just came
out!</text:p>
          </table:table-cell>
          <table:table-cell table:number-columns-repeated="1019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 have been a record hold for
me...!</text:p>
          </table:table-cell>
          <table:table-cell table:number-columns-repeated="1019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g it forev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... I really did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mysel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19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number-columns-repeated="1019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19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19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19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19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number-columns-repeated="1019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19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19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19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number-columns-repeated="1019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19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number-columns-repeated="1019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19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number-columns-repeated="1019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19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19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19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toilet here...!</text:p>
          </table:table-cell>
          <table:table-cell table:number-columns-repeated="1019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number-columns-repeated="1019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19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19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number-columns-repeated="1019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number-columns-repeated="1019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number-columns-repeated="1019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number-columns-repeated="1019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number-columns-repeated="1019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19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number-columns-repeated="1019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19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19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g out!! Toilet! Anywhere's fine,
so just let me go in!!!</text:p>
          </table:table-cell>
          <table:table-cell table:number-columns-repeated="1019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sniff... sob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
I'm sor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/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/>
          <table:table-cell table:style-name="ce0" office:value-type="string">
            <text:p>Occasionally, they will come with a rare item.
 (However, be careful that your inventory isn't
full, or else the item will vanish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niff... I, I couldn't... hold it in... uuu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行きま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し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number-columns-repeated="1019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number-columns-repeated="1019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number-columns-repeated="1019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3T20:30:32+02:00</meta:creation-date>
    <dc:date>2019-10-23T20:30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